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Hub è un servizio di hosting per progetti git</text:p>
              </text:list-item>
              <text:list-item>
                <text:p>Offre strumenti di collaborazione per sviluppatori ( GitHub Flow )</text:p>
              </text:list-item>
              <text:list-item>
                <text:p>GitHub Marketplace: collezione di applicazioni di ausilio allo sviluppo</text:p>
              </text:list-item>
              <text:list-item>
                <text:p>Comunita’ di 15 milioni di sviluppatori ( <text:span text:style-name="T1">fonte git-handbook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Hub Flow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ello <text:span text:style-name="T1">fork and pull</text:span> </text:p>
              </text:list-item>
              <text:list-item>
                <text:p>Un <text:span text:style-name="T2">fork</text:span><text:span text:style-name="T3"> e’ la copia di un progetto ospitato su GitHub, fatta nel proprio account, creando cosi’ un proprio progetto che e’ la copia del progetto di partenza</text:span></text:p>
              </text:list-item>
              <text:list-item>
                <text:p><text:span text:style-name="T3">Sul proprio progetto </text:span><text:span text:style-name="T2">fork</text:span><text:span text:style-name="T3"> posso fare qualsiasi modifica ( fix o nuove features )</text:span></text:p>
              </text:list-item>
              <text:list-item>
                <text:p><text:span text:style-name="T3">A questo punto posso sottoporre le mie modifiche al progetto originale tramite le </text:span><text:span text:style-name="T2">pull requets</text:span></text:p>
              </text:list-item>
              <text:list-item>
                <text:p><text:span text:style-name="T3">Gli sviluppatori del progetto originale ricevono la mia richiesta di introdurre il mio codice e possono attivare una discussione con me per avere ulteriori dettagli o decidere se integrarla o meno nel loro cod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Hub Pag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’ un servizio di hosting di siti statici creato per ospitare siti personali, di organizzazioni o di progetti, direttamente da un repository di GitHub</text:p>
                <text:p/>
              </text:list-item>
              <text:list-item>
                <text:p>Un sito statico non supporta codice server-side e non utilizza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Hub Pag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’ integrato con Jekyll (https://jekyllrb.com/), un generatore di siti statici che ci consente di:</text:p>
              </text:list-header>
              <text:list-item>
                <text:p>Usare il linguaggio di markup Markdown (<text:a xlink:href="https://daringfireball.net/projects/markdown/" xlink:type="simple">https://daringfireball.net/projects/markdown/</text:a>)</text:p>
              </text:list-item>
              <text:list-item>
                <text:p>Usare componenti comuni ( header, footer, … ) utilizzabili su tutti I file</text:p>
              </text:list-item>
              <text:list-item>
                <text:p>Usare Liquid (<text:a xlink:href="https://shopify.github.io/liquid/" xlink:type="simple">https://shopify.github.io/liquid/</text:a>) un linguaggio per template</text:p>
              </text:list-item>
              <text:list-item>
                <text:p>E molto altro anco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Hub P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ue differenti tipologie di siti: </text:p>
                <text:p/>
              </text:list-header>
              <text:list-item>
                <text:p>User / Organization Pages ( sito personale / organizzazione )</text:p>
                <text:p/>
              </text:list-item>
              <text:list-item>
                <text:p>Project Pages ( sito connesso a un progetto 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ser / Organization P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ository dedicato:</text:p>
                <text:p>&lt;username&gt;.github.io / &lt;orgname&gt;.github.io</text:p>
                <text:p/>
              </text:list-item>
              <text:list-item>
                <text:p>I file pubblicati sono solo quelli nel branch <text:span text:style-name="T4">mas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ject P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I file possono essere:</text:p>
              </text:list-header>
              <text:list-item>
                <text:p>Nel branch <text:span text:style-name="T4">master</text:span></text:p>
              </text:list-item>
              <text:list-item>
                <text:p><text:span text:style-name="T5">Nel branch </text:span><text:span text:style-name="T4">gh-pages</text:span></text:p>
              </text:list-item>
              <text:list-item>
                <text:p><text:span text:style-name="T5">Nella directory </text:span><text:span text:style-name="T4">/docs </text:span><text:span text:style-name="T5">del branch </text:span><text:span text:style-name="T4">master</text:span></text:p>
                <text:p><text:span text:style-name="T4"/></text:p>
                <text:p><text:span text:style-name="T5">La scelta va configurata nei Settings del </text:span><text:span text:style-name="T5">reposi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00:30:28.690991475</meta:creation-date>
    <dc:date>2018-07-03T02:36:33.948389166</dc:date>
    <meta:editing-duration>PT1H1M1S</meta:editing-duration>
    <meta:editing-cycles>12</meta:editing-cycles>
    <meta:generator>LibreOffice/5.2.7.2$Linux_X86_64 LibreOffice_project/20m0$Build-2</meta:generator>
    <meta:document-statistic meta:object-count="49"/>
  </office:meta>
</office:document-meta>
</file>